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cm" svg:height="9.004cm" svg:x="0.139cm" svg:y="6.88cm">
            <draw:object draw:notify-on-update-of-ranges="Sheet1.A4:Sheet1.A15 Sheet1.B3:Sheet1.B3 Sheet1.B4:Sheet1.B15 Sheet1.C3:Sheet1.C3 Sheet1.C4:Sheet1.C1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MinConfidence (%)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19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408" calcext:value-type="float">
            <text:p>0.4408</text:p>
          </table:table-cell>
          <table:table-cell table:formula="of:=2*(([.B4]*[.C4])/([.B4]+[.C4]))" office:value-type="float" office:value="0.479978172798677" calcext:value-type="float">
            <text:p>0.4799781728</text:p>
          </table:table-cell>
          <table:table-cell table:number-columns-repeated="1020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408" calcext:value-type="float">
            <text:p>0.4408</text:p>
          </table:table-cell>
          <table:table-cell table:formula="of:=2*(([.B5]*[.C5])/([.B5]+[.C5]))" office:value-type="float" office:value="0.479978172798677" calcext:value-type="float">
            <text:p>0.4799781728</text:p>
          </table:table-cell>
          <table:table-cell table:number-columns-repeated="1020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408" calcext:value-type="float">
            <text:p>0.4408</text:p>
          </table:table-cell>
          <table:table-cell table:formula="of:=2*(([.B6]*[.C6])/([.B6]+[.C6]))" office:value-type="float" office:value="0.479978172798677" calcext:value-type="float">
            <text:p>0.4799781728</text:p>
          </table:table-cell>
          <table:table-cell table:number-columns-repeated="102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408" calcext:value-type="float">
            <text:p>0.4408</text:p>
          </table:table-cell>
          <table:table-cell table:formula="of:=2*(([.B7]*[.C7])/([.B7]+[.C7]))" office:value-type="float" office:value="0.479978172798677" calcext:value-type="float">
            <text:p>0.4799781728</text:p>
          </table:table-cell>
          <table:table-cell table:number-columns-repeated="1020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408" calcext:value-type="float">
            <text:p>0.4408</text:p>
          </table:table-cell>
          <table:table-cell table:formula="of:=2*(([.B8]*[.C8])/([.B8]+[.C8]))" office:value-type="float" office:value="0.479978172798677" calcext:value-type="float">
            <text:p>0.4799781728</text:p>
          </table:table-cell>
          <table:table-cell table:number-columns-repeated="1020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408" calcext:value-type="float">
            <text:p>0.4408</text:p>
          </table:table-cell>
          <table:table-cell table:formula="of:=2*(([.B9]*[.C9])/([.B9]+[.C9]))" office:value-type="float" office:value="0.479978172798677" calcext:value-type="float">
            <text:p>0.4799781728</text:p>
          </table:table-cell>
          <table:table-cell office:value-type="string" calcext:value-type="string">
            <text:p>Really same as 0.5???</text:p>
          </table:table-cell>
          <table:table-cell table:number-columns-repeated="1019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268" calcext:value-type="float">
            <text:p>0.5268</text:p>
          </table:table-cell>
          <table:table-cell office:value-type="float" office:value="0.4417" calcext:value-type="float">
            <text:p>0.4417</text:p>
          </table:table-cell>
          <table:table-cell table:formula="of:=2*(([.B10]*[.C10])/([.B10]+[.C10]))" office:value-type="float" office:value="0.480511223541559" calcext:value-type="float">
            <text:p>0.4805112235</text:p>
          </table:table-cell>
          <table:table-cell table:number-columns-repeated="1020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4695" calcext:value-type="float">
            <text:p>0.4695</text:p>
          </table:table-cell>
          <table:table-cell table:formula="of:=2*(([.B11]*[.C11])/([.B11]+[.C11]))" office:value-type="float" office:value="0.492378077195826" calcext:value-type="float">
            <text:p>0.4923780772</text:p>
          </table:table-cell>
          <table:table-cell table:number-columns-repeated="1020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161" calcext:value-type="float">
            <text:p>0.3161</text:p>
          </table:table-cell>
          <table:table-cell office:value-type="float" office:value="0.4899" calcext:value-type="float">
            <text:p>0.4899</text:p>
          </table:table-cell>
          <table:table-cell table:formula="of:=2*(([.B12]*[.C12])/([.B12]+[.C12]))" office:value-type="float" office:value="0.384261513647643" calcext:value-type="float">
            <text:p>0.3842615136</text:p>
          </table:table-cell>
          <table:table-cell table:number-columns-repeated="1020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757" calcext:value-type="float">
            <text:p>0.0757</text:p>
          </table:table-cell>
          <table:table-cell office:value-type="float" office:value="0.3157" calcext:value-type="float">
            <text:p>0.3157</text:p>
          </table:table-cell>
          <table:table-cell table:formula="of:=2*(([.B13]*[.C13])/([.B13]+[.C13]))" office:value-type="float" office:value="0.122117986714359" calcext:value-type="float">
            <text:p>0.1221179867</text:p>
          </table:table-cell>
          <table:table-cell table:number-columns-repeated="1020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14]*[.C14])/([.B14]+[.C14])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*(([.B15]*[.C15])/([.B15]+[.C15]))" office:value-type="string" office:string-value="" calcext:value-type="error">
            <text:p>#DIV/0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17:42:48.2134838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Rigaud</meta:initial-creator>
    <meta:creation-date>2014-09-18T15:34:00.471458589</meta:creation-date>
    <dc:date>2014-09-22T17:49:41.289971356</dc:date>
    <dc:creator>Christophe Rigaud</dc:creator>
    <meta:editing-duration>PT27M36S</meta:editing-duration>
    <meta:editing-cycles>12</meta:editing-cycles>
    <meta:generator>LibreOffice/4.2.5.2$Linux_X86_64 LibreOffice_project/61cb170a04bb1f12e77c884eab9192be736ec5f5</meta:generator>
    <meta:document-statistic meta:table-count="1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4.419cm" svg:y="3.954cm" style:legend-expansion="high" chart:style-name="ch2"/>
        <chart:plot-area chart:style-name="ch3" table:cell-range-address="Sheet1.A4:Sheet1.C15 Sheet1.B3:Sheet1.C3" chart:data-source-has-labels="both" svg:x="0.77cm" svg:y="0.855cm" svg:width="13.009cm" svg:height="7.55cm">
          <chartooo:coordinate-region svg:x="1.497cm" svg:y="1.055cm" svg:width="12.188cm" svg:height="6.703cm"/>
          <chart:axis chart:dimension="x" chart:name="primary-x" chart:style-name="ch4" chartooo:axis-type="auto">
            <chartooo:date-scale/>
            <chart:categories table:cell-range-address="Sheet1.A4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15" chart:label-cell-address="Sheet1.B3:Sheet1.B3" chart:class="chart:line">
            <chart:data-point chart:repeated="12"/>
          </chart:series>
          <chart:series chart:style-name="ch7" chart:values-cell-range-address="Sheet1.C4:Sheet1.C15" chart:label-cell-address="Sheet1.C3:Sheet1.C3" chart:class="chart:line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</text:p>
                <draw:g>
                  <svg:desc>Sheet1.B3:Sheet1.B3</svg:desc>
                </draw:g>
              </table:table-cell>
              <table:table-cell office:value-type="string">
                <text:p>P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</text:p>
                <draw:g>
                  <svg:desc>Sheet1.A4:Sheet1.A15</svg:desc>
                </draw:g>
              </table:table-cell>
              <table:table-cell office:value-type="float" office:value="0.5268">
                <text:p>0.5268</text:p>
                <draw:g>
                  <svg:desc>Sheet1.B4:Sheet1.B15</svg:desc>
                </draw:g>
              </table:table-cell>
              <table:table-cell office:value-type="float" office:value="0.4408">
                <text:p>0.4408</text:p>
                <draw:g>
                  <svg:desc>Sheet1.C4:Sheet1.C15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5268">
                <text:p>0.5268</text:p>
              </table:table-cell>
              <table:table-cell office:value-type="float" office:value="0.4408">
                <text:p>0.4408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5268">
                <text:p>0.5268</text:p>
              </table:table-cell>
              <table:table-cell office:value-type="float" office:value="0.4408">
                <text:p>0.440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5268">
                <text:p>0.5268</text:p>
              </table:table-cell>
              <table:table-cell office:value-type="float" office:value="0.4408">
                <text:p>0.4408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268">
                <text:p>0.5268</text:p>
              </table:table-cell>
              <table:table-cell office:value-type="float" office:value="0.4408">
                <text:p>0.4408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5268">
                <text:p>0.5268</text:p>
              </table:table-cell>
              <table:table-cell office:value-type="float" office:value="0.4408">
                <text:p>0.4408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5268">
                <text:p>0.5268</text:p>
              </table:table-cell>
              <table:table-cell office:value-type="float" office:value="0.4417">
                <text:p>0.4417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5176">
                <text:p>0.5176</text:p>
              </table:table-cell>
              <table:table-cell office:value-type="float" office:value="0.4695">
                <text:p>0.469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3161">
                <text:p>0.3161</text:p>
              </table:table-cell>
              <table:table-cell office:value-type="float" office:value="0.4899">
                <text:p>0.4899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0757">
                <text:p>0.0757</text:p>
              </table:table-cell>
              <table:table-cell office:value-type="float" office:value="0.3157">
                <text:p>0.315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